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i" fo:country="FI" officeooo:rsid="001ab43f" officeooo:paragraph-rsid="001ab43f"/>
    </style:style>
    <style:style style:name="P2" style:family="paragraph" style:parent-style-name="Standard">
      <style:text-properties fo:language="fi" fo:country="FI" officeooo:rsid="001af0e2" officeooo:paragraph-rsid="001af0e2"/>
    </style:style>
    <style:style style:name="P3" style:family="paragraph" style:parent-style-name="Standard">
      <style:text-properties fo:language="fi" fo:country="FI" officeooo:rsid="001e4e34" officeooo:paragraph-rsid="001e4e34"/>
    </style:style>
    <style:style style:name="P4" style:family="paragraph" style:parent-style-name="Heading">
      <style:paragraph-properties fo:text-align="center" style:justify-single-word="false"/>
      <style:text-properties officeooo:paragraph-rsid="001ab43f"/>
    </style:style>
    <style:style style:name="T1" style:family="text">
      <style:text-properties officeooo:rsid="001af0e2"/>
    </style:style>
    <style:style style:name="T2" style:family="text">
      <style:text-properties officeooo:rsid="001c1c16"/>
    </style:style>
    <style:style style:name="T3" style:family="text">
      <style:text-properties officeooo:rsid="0021c5bd"/>
    </style:style>
    <style:style style:name="T4" style:family="text">
      <style:text-properties officeooo:rsid="0023a5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p text:style-name="P1"></text:p>
      <text:p text:style-name="P4">Referaatti kandidaattitutkielmasta </text:p>
      <text:p text:style-name="P4">Ohjelmistotuotantomenetelmien kehittyminen 1950-luvulta nykypäivään</text:p>
      <text:p text:style-name="P1"></text:p>
      <text:p text:style-name="P1">Referoija Evgenia Lyjina</text:p>
      <text:p text:style-name="P1">Tutkielman kirjoittaja Lauri Suomalainen </text:p>
      <text:p text:style-name="P1">Ilmestymis päivämäärä 2.2.2014</text:p>
      <text:p text:style-name="P1"/>
      <text:p text:style-name="P1">Ohjelmistotuotannon suunnittelun tarve tuli ajankohtaiseksi tietokonelaitteiston muuttuessa yhä monimutkaiseksi ja tehokkaammaksi. Ensimmäiset malli <text:s/>perustui insinööritieteiden suunnitteluprosessin ajatukseen, jossa dokumentaatio on keskeinen osa projektia. Vaiheet etenevät toinen toisensa jälkeen tarkassa järjestyksessä järjestelmävaatimuksista käyttöönottoon ja ohjelmoijan rooli on ikäänkuin ulkoistettu <text:span text:style-name="T1">urakoitsija, joka toimii tarkan suunnitelman mukaan.</text:span></text:p>
      <text:p text:style-name="P2"/>
      <text:p text:style-name="P2">Tämä malli havaittiin ongelmalliseksi ja ohjelmistotuotannossa ruvettiin käyttämään yhä enemmän inkrementaalisia ja iteratiivisia menetelmiä. <text:span text:style-name="T2">Nämä perustuivat projektin kehityksen jakamiseen jaksoihin, joissa samantyyppiset vaiheet kuin vesiputousmallissa toistetaan useaan kertaan ja jokaisen kehitysvaiheen arviointia käytetään seuraavan pohjana. </text:span></text:p>
      <text:p text:style-name="P2"/>
      <text:p text:style-name="P3"><text:span text:style-name="T3">Kiihtyvä t</text:span>eknologian <text:span text:style-name="T3">kehitys asetti yhä enemmän </text:span>haaste<text:span text:style-name="T3">ita ohjelmistojenkehitykselle. 2000-luvun alussa ketterät suunnittelumallit saivat alkunsa. Niiden periaatteet painottuvat kommunnikointiin tiimiin kesken ja asiakkaan kanssa</text:span> <text:span text:style-name="T3">sekä toimivaan muutoksiin sopeutuvaan ohjelmistoon tuottamiseen. Samalla dokumentaation ja suunnittelulähtöisyyden rooli jäi pienemmälle tai muutti muotoaan. Ketterien menetelmien keskeisenä ideana on jaksoihin jaettu projekti, jossa pienen tiimin tiivis yhteistyö tuottaa jokaisen kehitysvaiheen päätteeksi toimivan tuotteen jakson alussa sovituilla ominaisuuksilla. Ketterät menetelmät ovat olleet nousevana trendina ohjelmistojen suunnittelussa, vaikkakin sen sopimista suuriin ja vaativiin projekteihin on arvosteltu.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genia </meta:initial-creator>
    <meta:creation-date>2015-04-28T13:13:24.477728692</meta:creation-date>
    <dc:date>2015-04-28T18:50:33.580203060</dc:date>
    <dc:creator>Evgenia </dc:creator>
    <meta:editing-duration>PT3H45M26S</meta:editing-duration>
    <meta:editing-cycles>2</meta:editing-cycles>
    <meta:generator>LibreOffice/4.2.8.2$Linux_X86_64 LibreOffice_project/420m0$Build-2</meta:generator>
    <meta:document-statistic meta:table-count="0" meta:image-count="0" meta:object-count="0" meta:page-count="1" meta:paragraph-count="11" meta:word-count="175" meta:character-count="1766" meta:non-whitespace-character-count="1763"/>
  </office:meta>
</office:document-meta>
</file>